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20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imb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31:2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2777" calcext:value-type="float">
            <text:p>0.2777</text:p>
          </table:table-cell>
          <table:table-cell office:value-type="float" office:value="17.8759" calcext:value-type="float">
            <text:p>17.8759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7139" calcext:value-type="float">
            <text:p>0.71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1:4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212" calcext:value-type="float">
            <text:p>0.321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669" calcext:value-type="float">
            <text:p>0.6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1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146" calcext:value-type="float">
            <text:p>0.3146</text:p>
          </table:table-cell>
          <table:table-cell office:value-type="float" office:value="18.0575" calcext:value-type="float">
            <text:p>18.057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6758" calcext:value-type="float">
            <text:p>0.6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2:1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55" calcext:value-type="float">
            <text:p>0.355</text:p>
          </table:table-cell>
          <table:table-cell table:style-name="ce2" office:value-type="float" office:value="19.1348" calcext:value-type="float">
            <text:p>19.1348</text:p>
          </table:table-cell>
          <table:table-cell office:value-type="float" office:value="0.9162" calcext:value-type="float">
            <text:p>0.9162</text:p>
          </table:table-cell>
          <table:table-cell table:style-name="ce2" office:value-type="float" office:value="0.6343" calcext:value-type="float">
            <text:p>0.63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2:3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float" office:value="0.3131" calcext:value-type="float">
            <text:p>0.3131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6773" calcext:value-type="float">
            <text:p>0.67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2:5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table:style-name="ce2" office:value-type="float" office:value="0.3436" calcext:value-type="float">
            <text:p>0.3436</text:p>
          </table:table-cell>
          <table:table-cell office:value-type="float" office:value="18.5706" calcext:value-type="float">
            <text:p>18.570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468" calcext:value-type="float">
            <text:p>0.64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35:12.865453716</dc:date>
    <meta:editing-duration>PT1M40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